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1d1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1d1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1d1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1d1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1d1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1d1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1d1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1d1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1d1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1d1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1d1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1d1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1d1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1d1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1d1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1d1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1d1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Alejandro Florian La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487176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rge Luis 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4760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7.4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0" meta:non-whitespace-character-count="991"/>
    <meta:template xlink:type="simple" xlink:actuate="onRequest" xlink:title="Normal" xlink:href=""/>
  </office:meta>
</office:document-meta>
</file>